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20000000204B249CA79A42C6D7.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7.25cm"/>
      <style:paragraph-properties style:writing-mode="lr-tb"/>
    </style:style>
    <style:style style:name="gr2" style:family="graphic" style:parent-style-name="standard">
      <style:graphic-properties svg:stroke-color="#ba131a" draw:marker-start="Circle" draw:marker-start-width="0.3cm"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false" fo:min-height="0.404cm" fo:min-width="0cm"/>
      <style:paragraph-properties style:writing-mode="lr-tb"/>
    </style:style>
    <style:style style:name="gr4" style:family="graphic" style:parent-style-name="standard">
      <style:graphic-properties svg:stroke-color="#c06616" draw:fill="solid" draw:fill-color="#fffbcc" draw:textarea-horizontal-align="justify" draw:textarea-vertical-align="middle" draw:auto-grow-height="false" fo:min-height="0.749cm" fo:min-width="2.5cm" fo:wrap-option="no-wrap"/>
      <style:paragraph-properties style:writing-mode="lr-tb"/>
    </style:style>
    <style:style style:name="gr5" style:family="graphic" style:parent-style-name="objectwithoutfill">
      <style:graphic-properties svg:stroke-color="#00508f" draw:marker-end="Arrow" draw:marker-end-width="0.3cm" draw:fill="none" draw:textarea-horizontal-align="center" draw:textarea-vertical-align="middle"/>
    </style:style>
    <style:style style:name="gr6" style:family="graphic" style:parent-style-name="objectwithoutfill">
      <style:graphic-properties svg:stroke-color="#00508f" draw:fill="none"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8" style:family="graphic" style:parent-style-name="objectwithoutfill">
      <style:graphic-properties draw:stroke="dash" draw:stroke-dash="Fine_20_Dashed" svg:stroke-color="#00864b" draw:marker-end="Arrow" draw:marker-end-width="0.3cm" draw:fill="none"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475cm" fo:min-width="1.484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475cm" fo:min-width="1.534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475cm" fo:min-width="2.716cm"/>
      <style:paragraph-properties style:writing-mode="lr-tb"/>
    </style:style>
    <style:style style:name="gr12" style:family="graphic" style:parent-style-name="objectwithoutfill">
      <style:graphic-properties svg:stroke-color="#820f71" draw:marker-end="Arrow" draw:marker-end-width="0.3cm" draw:fill="none" draw:textarea-horizontal-align="center" draw:textarea-vertical-align="middle"/>
    </style:style>
    <style:style style:name="gr13" style:family="graphic" style:parent-style-name="objectwithoutfill">
      <style:graphic-properties svg:stroke-color="#820f71" draw:fill="none" draw:textarea-horizontal-align="center"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475cm" fo:min-width="2.288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475cm" fo:min-width="2.415cm"/>
      <style:paragraph-properties style:writing-mode="lr-tb"/>
    </style:style>
    <style:style style:name="gr16" style:family="graphic" style:parent-style-name="standard">
      <style:graphic-properties draw:stroke="none" draw:fill="none" fo:min-height="0.713cm"/>
      <style:paragraph-properties style:writing-mode="lr-tb"/>
    </style:style>
    <style:style style:name="gr17" style:family="graphic" style:parent-style-name="objectwithoutfill">
      <style:graphic-properties svg:stroke-color="#ff0000" draw:marker-end="Arrow" draw:marker-end-width="0.3cm" draw:fill="none" draw:textarea-horizontal-align="center" draw:textarea-vertical-align="middle"/>
    </style:style>
    <style:style style:name="gr18" style:family="graphic" style:parent-style-name="objectwithoutfill">
      <style:graphic-properties svg:stroke-color="#ff0000" draw:fill="none" draw:textarea-horizontal-align="center" draw:textarea-vertical-align="middle"/>
    </style:style>
    <style:style style:name="gr19" style:family="graphic" style:parent-style-name="objectwithoutfill">
      <style:graphic-properties svg:stroke-color="#ff8000" draw:marker-end="Arrow" draw:marker-end-width="0.3cm" draw:fill="none" draw:textarea-horizontal-align="center" draw:textarea-vertical-align="middle"/>
    </style:style>
    <style:style style:name="gr20" style:family="graphic" style:parent-style-name="objectwithoutfill">
      <style:graphic-properties svg:stroke-color="#ff8000" draw:fill="none" draw:textarea-horizontal-align="center"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false" fo:min-height="1.407cm" fo:min-width="0cm"/>
      <style:paragraph-properties style:writing-mode="lr-tb"/>
    </style:style>
    <style:style style:name="P1" style:family="paragraph">
      <style:text-properties fo:font-size="16pt" style:font-size-asian="16pt" style:font-size-complex="16pt"/>
    </style:style>
    <style:style style:name="P2" style:family="paragraph">
      <loext:graphic-properties draw:fill="none" draw:fill-color="#ffffff"/>
      <style:paragraph-properties style:writing-mode="lr-tb"/>
      <style:text-properties fo:font-size="16pt" style:font-size-asian="16pt" style:font-size-complex="16pt"/>
    </style:style>
    <style:style style:name="P3" style:family="paragraph">
      <style:paragraph-properties fo:text-align="center"/>
    </style:style>
    <style:style style:name="P4" style:family="paragraph">
      <loext:graphic-properties draw:fill="none" draw:fill-color="#ffffff"/>
      <style:paragraph-properties style:writing-mode="lr-tb"/>
      <style:text-properties fo:color="#ba131a" loext:opacity="100%"/>
    </style:style>
    <style:style style:name="P5" style:family="paragraph">
      <style:paragraph-properties fo:text-align="center" style:writing-mode="lr-tb"/>
      <style:text-properties fo:font-size="14pt" style:font-size-asian="18pt" style:font-size-complex="18pt"/>
    </style:style>
    <style:style style:name="P6" style:family="paragraph">
      <loext:graphic-properties draw:fill="solid" draw:fill-color="#fffbcc"/>
      <style:paragraph-properties fo:text-align="center" style:writing-mode="lr-tb"/>
      <style:text-properties fo:font-size="14pt" style:font-size-asian="18pt" style:font-size-complex="18pt"/>
    </style:style>
    <style:style style:name="P7" style:family="paragraph">
      <loext:graphic-properties draw:fill="none"/>
      <style:paragraph-properties fo:text-align="center"/>
    </style:style>
    <style:style style:name="P8" style:family="paragraph">
      <loext:graphic-properties draw:fill="none" draw:fill-color="#ffffff"/>
      <style:paragraph-properties style:writing-mode="lr-tb"/>
      <style:text-properties fo:color="#00508f" loext:opacity="100%" fo:font-size="18pt" style:font-size-asian="18pt" style:font-size-complex="18pt"/>
    </style:style>
    <style:style style:name="P9" style:family="paragraph">
      <loext:graphic-properties draw:fill="none" draw:fill-color="#ffffff"/>
      <style:paragraph-properties style:writing-mode="lr-tb"/>
      <style:text-properties fo:color="#00864b" loext:opacity="100%" fo:font-size="12pt" style:font-size-asian="18pt" style:font-size-complex="18pt"/>
    </style:style>
    <style:style style:name="P10" style:family="paragraph">
      <loext:graphic-properties draw:fill="none" draw:fill-color="#ffffff"/>
      <style:paragraph-properties style:writing-mode="lr-tb"/>
      <style:text-properties fo:color="#00508f" loext:opacity="100%" fo:font-size="12pt" style:font-size-asian="18pt" style:font-size-complex="18pt"/>
    </style:style>
    <style:style style:name="P11" style:family="paragraph">
      <loext:graphic-properties draw:fill="none" draw:fill-color="#ffffff"/>
      <style:paragraph-properties style:writing-mode="lr-tb"/>
      <style:text-properties fo:color="#ba131a" loext:opacity="100%" fo:font-size="12pt" style:font-size-asian="18pt" style:font-size-complex="18pt"/>
    </style:style>
    <style:style style:name="P12" style:family="paragraph">
      <loext:graphic-properties draw:fill="none" draw:fill-color="#ffffff"/>
      <style:paragraph-properties style:writing-mode="lr-tb"/>
      <style:text-properties fo:color="#820f71" loext:opacity="100%" fo:font-size="12pt" style:font-size-asian="18pt" style:font-size-complex="18pt"/>
    </style:style>
    <style:style style:name="P13" style:family="paragraph">
      <loext:graphic-properties draw:fill="none" draw:fill-color="#ffffff"/>
      <style:paragraph-properties style:writing-mode="lr-tb"/>
      <style:text-properties fo:font-size="12pt" style:font-size-asian="18pt" style:font-size-complex="18pt"/>
    </style:style>
    <style:style style:name="P14" style:family="paragraph">
      <loext:graphic-properties draw:fill="none"/>
    </style:style>
    <style:style style:name="P15" style:family="paragraph">
      <style:text-properties fo:color="#ff0000" loext:opacity="100%"/>
    </style:style>
    <style:style style:name="P16" style:family="paragraph">
      <loext:graphic-properties draw:fill="none" draw:fill-color="#ffffff"/>
      <style:paragraph-properties style:writing-mode="lr-tb"/>
      <style:text-properties fo:color="#ff0000" loext:opacity="100%" fo:font-size="18pt" style:font-size-asian="18pt" style:font-size-complex="18pt"/>
    </style:style>
    <style:style style:name="P17" style:family="paragraph">
      <style:text-properties fo:color="#ff8000" loext:opacity="100%"/>
    </style:style>
    <style:style style:name="P18" style:family="paragraph">
      <loext:graphic-properties draw:fill="none" draw:fill-color="#ffffff"/>
      <style:paragraph-properties style:writing-mode="lr-tb"/>
      <style:text-properties fo:color="#ff8000" loext:opacity="100%" fo:font-size="18pt" style:font-size-asian="18pt" style:font-size-complex="18pt"/>
    </style:style>
    <style:style style:name="P19" style:family="paragraph">
      <loext:graphic-properties draw:fill="none" draw:fill-color="#ffffff"/>
      <style:paragraph-properties style:writing-mode="lr-tb"/>
      <style:text-properties fo:color="#ff0000" loext:opacity="100%" fo:font-size="12pt" style:font-size-asian="18pt" style:font-size-complex="18pt"/>
    </style:style>
    <style:style style:name="P20" style:family="paragraph">
      <loext:graphic-properties draw:fill="none" draw:fill-color="#ffffff"/>
      <style:paragraph-properties style:writing-mode="lr-tb"/>
      <style:text-properties fo:color="#ff8000" loext:opacity="100%" fo:font-size="12pt" style:font-size-asian="18pt" style:font-size-complex="18pt"/>
    </style:style>
    <style:style style:name="P21" style:family="paragraph">
      <loext:graphic-properties draw:fill="none" draw:fill-color="#ffffff"/>
      <style:paragraph-properties style:writing-mode="lr-tb"/>
    </style:style>
    <style:style style:name="P22" style:family="paragraph">
      <loext:graphic-properties draw:fill="none" draw:fill-color="#ffffff"/>
      <style:paragraph-properties style:writing-mode="lr-tb"/>
      <style:text-properties fo:color="#820f71" loext:opacity="100%" fo:font-size="18pt" style:font-size-asian="18pt" style:font-size-complex="18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5pt" style:font-size-asian="15pt" style:font-size-complex="15pt"/>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ize="15pt" fo:font-style="italic" style:font-size-asian="15pt" style:font-style-asian="italic" style:font-size-complex="15pt" style:font-style-complex="italic"/>
    </style:style>
    <style:style style:name="T5" style:family="text">
      <style:text-properties fo:font-size="15pt" fo:font-style="normal" style:font-size-asian="15pt" style:font-style-asian="normal" style:font-size-complex="15pt" style:font-style-complex="normal"/>
    </style:style>
    <style:style style:name="T6" style:family="text">
      <style:text-properties fo:font-size="15pt" fo:font-style="normal" fo:font-weight="bold" style:font-size-asian="15pt" style:font-style-asian="normal" style:font-weight-asian="bold" style:font-size-complex="15pt" style:font-style-complex="normal" style:font-weight-complex="bold"/>
    </style:style>
    <style:style style:name="T7" style:family="text">
      <style:text-properties fo:color="#ba131a" loext:opacity="100%"/>
    </style:style>
    <style:style style:name="T8" style:family="text">
      <style:text-properties fo:font-size="14pt" style:font-size-asian="18pt" style:font-size-complex="18pt"/>
    </style:style>
    <style:style style:name="T9" style:family="text">
      <style:text-properties fo:color="#00508f" loext:opacity="100%" fo:font-size="18pt" style:font-size-asian="18pt" style:font-size-complex="18pt"/>
    </style:style>
    <style:style style:name="T10" style:family="text">
      <style:text-properties fo:color="#00864b" loext:opacity="100%" fo:font-size="12pt" style:font-size-asian="18pt" style:font-size-complex="18pt"/>
    </style:style>
    <style:style style:name="T11" style:family="text">
      <style:text-properties fo:color="#00508f" loext:opacity="100%" fo:font-size="12pt" style:font-size-asian="18pt" style:font-size-complex="18pt"/>
    </style:style>
    <style:style style:name="T12" style:family="text">
      <style:text-properties fo:color="#ba131a" loext:opacity="100%" fo:font-size="12pt" style:font-size-asian="18pt" style:font-size-complex="18pt"/>
    </style:style>
    <style:style style:name="T13" style:family="text">
      <style:text-properties fo:color="#820f71" loext:opacity="100%" fo:font-size="12pt" style:font-size-asian="18pt" style:font-size-complex="18pt"/>
    </style:style>
    <style:style style:name="T14" style:family="text">
      <style:text-properties fo:font-size="12pt" style:font-size-asian="18pt" style:font-size-complex="18pt"/>
    </style:style>
    <style:style style:name="T15" style:family="text">
      <style:text-properties fo:color="#820f71" loext:opacity="100%" fo:font-size="18pt" style:font-size-asian="18pt" style:font-size-complex="18pt"/>
    </style:style>
    <style:style style:name="T16" style:family="text">
      <style:text-properties fo:font-size="18pt" style:font-size-asian="18pt" style:font-size-complex="18pt"/>
    </style:style>
    <style:style style:name="T17" style:family="text">
      <style:text-properties fo:font-weight="bold" style:font-weight-asian="bold" style:font-weight-complex="bold"/>
    </style:style>
    <style:style style:name="T18"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7.7cm" svg:height="7.934cm" svg:x="1cm" svg:y="1.1cm">
          <draw:text-box>
            <text:p text:style-name="P1"><text:span text:style-name="T1">Rules in DirSynch project for Git repository:</text:span></text:p>
            <text:p text:style-name="P1"><text:span text:style-name="T2">- </text:span><text:span text:style-name="T3">Master</text:span><text:span text:style-name="T2"> will have only stable code</text:span></text:p>
            <text:p text:style-name="P1"><text:span text:style-name="T2">- New features development will be made on a branch for the next release, like "devel-v1.7"</text:span></text:p>
            <text:p text:style-name="P1"><text:span text:style-name="T2">- Each release receive a </text:span><text:span text:style-name="T4">tag</text:span><text:span text:style-name="T5"> in </text:span><text:span text:style-name="T6">master</text:span><text:span text:style-name="T2">. For example, version 1.6 will receive the tag "</text:span><text:span text:style-name="T5">v1.6</text:span><text:span text:style-name="T2">". The release will be based on that tag.</text:span></text:p>
            <text:p text:style-name="P1"><text:span text:style-name="T2">- If there is the need to fix a bug in a specific version, a branch will be created from the tag point. For example: if there is the need to fix a bug in version 1.6, we create the branch "devel-v1.6.1", fix the bug and then release the version 1.6.1, with the tag "</text:span><text:span text:style-name="T5">v1.6.1</text:span><text:span text:style-name="T2">" in the </text:span><text:span text:style-name="T3">master</text:span><text:span text:style-name="T2"> after merge. Similarly, can be created a branch "devel-v1.6.2" from the tag "v1.6.1" if needed.</text:span></text:p>
            <text:p text:style-name="P1"><text:span text:style-name="T2">- In case of the development of a big feature, without being sure of in which version it will be released, a branch should be created refering the issue that describes the feature, like "issue123". In this case, when the feature is ready to be released, this branch will be merged into the next version development branch. In the meanwhile, for every release made, the code from master must be merged into this branch.</text:span></text:p>
          </draw:text-box>
        </draw:frame>
        <draw:line draw:style-name="gr2" draw:text-style-name="P3" xml:id="id1" draw:id="id1" draw:layer="layout" svg:x1="1.1cm" svg:y1="15.6cm" svg:x2="28.7cm" svg:y2="15.6cm">
          <text:p/>
        </draw:line>
        <draw:frame draw:style-name="gr3" draw:text-style-name="P4" draw:layer="layout" svg:width="2.5cm" svg:height="0.962cm" svg:x="1.6cm" svg:y="15.646cm">
          <draw:text-box>
            <text:p><text:span text:style-name="T7">master</text:span></text:p>
          </draw:text-box>
        </draw:frame>
        <draw:custom-shape draw:style-name="gr4" draw:text-style-name="P6" draw:layer="layout" svg:width="3cm" svg:height="0.999cm" svg:x="2.1cm" svg:y="9.301cm">
          <text:p text:style-name="P5"><text:span text:style-name="T8">v1.6</text:span></text:p>
          <draw:enhanced-geometry svg:viewBox="0 0 21600 21600" draw:mirror-horizontal="false" draw:type="line-callout-1" draw:modifiers="-6549.81672775741 133142.4 -1806.59780073309 11988"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line draw:style-name="gr5" draw:text-style-name="P7" xml:id="id2" draw:id="id2" draw:layer="layout" svg:x1="3.1cm" svg:y1="13.4cm" svg:x2="13.1cm" svg:y2="13.4cm">
          <text:p/>
        </draw:line>
        <draw:connector draw:style-name="gr6" draw:text-style-name="P7" draw:layer="layout" draw:type="line" svg:x1="1.1cm" svg:y1="15.6cm" svg:x2="3.1cm" svg:y2="13.4cm" draw:start-shape="id1" draw:start-glue-point="3" draw:end-shape="id2" draw:end-glue-point="3" svg:d="M1100 15600l2000-2200" svg:viewBox="0 0 2001 2201">
          <text:p/>
        </draw:connector>
        <draw:custom-shape draw:style-name="gr4" draw:text-style-name="P6" draw:layer="layout" svg:width="3cm" svg:height="0.999cm" svg:x="11.6cm" svg:y="13.9cm">
          <text:p text:style-name="P5"><text:span text:style-name="T8">v1.6.1</text:span></text:p>
          <draw:enhanced-geometry svg:viewBox="0 0 21600 21600" draw:mirror-horizontal="false" draw:type="line-callout-1" draw:modifiers="-14373.6087970676 37324.8 -1806.59780073309 11988"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style-name="gr7" draw:text-style-name="P8" draw:layer="layout" svg:width="4.412cm" svg:height="0.962cm" svg:x="3.188cm" svg:y="13.446cm">
          <draw:text-box>
            <text:p><text:span text:style-name="T9">devel-v1.6.1</text:span></text:p>
          </draw:text-box>
        </draw:frame>
        <draw:line draw:style-name="gr8" draw:text-style-name="P7" draw:layer="layout" svg:x1="9.1cm" svg:y1="13.4cm" svg:x2="9.6cm" svg:y2="15.4cm">
          <text:p/>
        </draw:line>
        <draw:frame draw:style-name="gr9" draw:text-style-name="P9" draw:layer="layout" svg:width="1.984cm" svg:height="0.725cm" svg:x="7.4cm" svg:y="13.9cm">
          <draw:text-box>
            <text:p><text:span text:style-name="T10">(merge)</text:span></text:p>
          </draw:text-box>
        </draw:frame>
        <draw:custom-shape draw:style-name="gr4" draw:text-style-name="P6" draw:layer="layout" svg:width="3cm" svg:height="0.999cm" svg:x="18.1cm" svg:y="13.901cm">
          <text:p text:style-name="P5"><text:span text:style-name="T8">v1.7</text:span></text:p>
          <draw:enhanced-geometry svg:viewBox="0 0 21600 21600" draw:mirror-horizontal="false" draw:type="line-callout-1" draw:modifiers="-9479.24025324892 36525.6 -1806.59780073309 11988"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style-name="gr10" draw:text-style-name="P10" draw:layer="layout" svg:width="2.034cm" svg:height="0.725cm" svg:x="5.5cm" svg:y="12.601cm">
          <draw:text-box>
            <text:p><text:span text:style-name="T11">(bug fix)</text:span></text:p>
          </draw:text-box>
        </draw:frame>
        <draw:frame draw:style-name="gr11" draw:text-style-name="P11" draw:layer="layout" svg:width="3.216cm" svg:height="0.725cm" svg:x="6.616cm" svg:y="15.679cm">
          <draw:text-box>
            <text:p><text:span text:style-name="T12">(stable)</text:span></text:p>
          </draw:text-box>
        </draw:frame>
        <draw:line draw:style-name="gr12" draw:text-style-name="P7" xml:id="id3" draw:id="id3" draw:layer="layout" svg:x1="2.6cm" svg:y1="19.101cm" svg:x2="26.1cm" svg:y2="19.211cm">
          <text:p/>
        </draw:line>
        <draw:connector draw:style-name="gr13" draw:text-style-name="P7" draw:layer="layout" draw:type="line" svg:x1="1.1cm" svg:y1="15.6cm" svg:x2="2.6cm" svg:y2="19.156cm" draw:start-shape="id1" draw:start-glue-point="3" draw:end-shape="id3" draw:end-glue-point="3" svg:d="M1100 15600l1500 3556" svg:viewBox="0 0 1501 3557">
          <text:p/>
        </draw:connector>
        <draw:frame draw:style-name="gr14" draw:text-style-name="P12" draw:layer="layout" svg:width="5.413cm" svg:height="0.725cm" svg:x="2.687cm" svg:y="18.3cm">
          <draw:text-box>
            <text:p><text:span text:style-name="T13">(refactoring or big feature)</text:span></text:p>
          </draw:text-box>
        </draw:frame>
        <draw:line draw:style-name="gr8" draw:text-style-name="P7" draw:layer="layout" svg:x1="24.316cm" svg:y1="19.2cm" svg:x2="25.216cm" svg:y2="17.2cm">
          <text:p/>
        </draw:line>
        <draw:frame draw:style-name="gr9" draw:text-style-name="P9" draw:layer="layout" svg:width="1.984cm" svg:height="0.725cm" svg:x="24.616cm" svg:y="17.8cm">
          <draw:text-box>
            <text:p><text:span text:style-name="T10">(merge)</text:span></text:p>
          </draw:text-box>
        </draw:frame>
        <draw:frame draw:style-name="gr15" draw:text-style-name="P13" draw:layer="layout" svg:width="2.915cm" svg:height="0.725cm" svg:x="25.8cm" svg:y="1.02cm">
          <draw:text-box>
            <text:p><text:span text:style-name="T14">(20/07/2021)</text:span></text:p>
          </draw:text-box>
        </draw:frame>
        <draw:frame draw:style-name="gr16" draw:text-style-name="P14" draw:layer="layout" svg:width="5.32cm" svg:height="0.963cm" svg:x="3.28cm" svg:y="19.1cm">
          <draw:text-box>
            <text:p><text:span text:style-name="T15">issue123</text:span></text:p>
          </draw:text-box>
        </draw:frame>
        <draw:line draw:style-name="gr17" draw:text-style-name="P7" xml:id="id4" draw:id="id4" draw:layer="layout" svg:x1="3.6cm" svg:y1="11.426cm" svg:x2="20.1cm" svg:y2="11.426cm">
          <text:p/>
        </draw:line>
        <draw:connector draw:style-name="gr18" draw:text-style-name="P7" draw:layer="layout" draw:type="line" svg:x1="1.1cm" svg:y1="15.6cm" svg:x2="3.6cm" svg:y2="11.426cm" draw:start-shape="id1" draw:start-glue-point="3" draw:end-shape="id4" draw:end-glue-point="3" svg:d="M1100 15600l2500-4174" svg:viewBox="0 0 2501 4175">
          <text:p/>
        </draw:connector>
        <draw:frame draw:style-name="gr7" draw:text-style-name="P16" draw:layer="layout" svg:width="4.412cm" svg:height="0.962cm" svg:x="3.688cm" svg:y="11.472cm">
          <draw:text-box>
            <text:p text:style-name="P15"><text:span text:style-name="T16">devel-v1.7</text:span></text:p>
          </draw:text-box>
        </draw:frame>
        <draw:line draw:style-name="gr8" draw:text-style-name="P7" draw:layer="layout" svg:x1="15.4cm" svg:y1="11.5cm" svg:x2="16.6cm" svg:y2="15.3cm">
          <text:p/>
        </draw:line>
        <draw:frame draw:style-name="gr9" draw:text-style-name="P9" draw:layer="layout" svg:width="1.984cm" svg:height="0.725cm" svg:x="15.5cm" svg:y="12cm">
          <draw:text-box>
            <text:p><text:span text:style-name="T10">(merge)</text:span></text:p>
          </draw:text-box>
        </draw:frame>
        <draw:line draw:style-name="gr19" draw:text-style-name="P7" xml:id="id5" draw:id="id5" draw:layer="layout" svg:x1="19.1cm" svg:y1="17.226cm" svg:x2="28.5cm" svg:y2="17.226cm">
          <text:p/>
        </draw:line>
        <draw:connector draw:style-name="gr20" draw:text-style-name="P7" draw:layer="layout" draw:type="line" svg:x1="16.855cm" svg:y1="15.632cm" svg:x2="19.1cm" svg:y2="17.226cm" draw:end-shape="id5" draw:end-glue-point="3" svg:d="M16855 15632l2245 1594" svg:viewBox="0 0 2246 1595">
          <text:p/>
        </draw:connector>
        <draw:frame draw:style-name="gr7" draw:text-style-name="P18" draw:layer="layout" svg:width="4.412cm" svg:height="0.962cm" svg:x="19.3cm" svg:y="17.238cm">
          <draw:text-box>
            <text:p text:style-name="P17"><text:span text:style-name="T16">devel-v1.8</text:span></text:p>
          </draw:text-box>
        </draw:frame>
        <draw:line draw:style-name="gr8" draw:text-style-name="P7" draw:layer="layout" svg:x1="9.7cm" svg:y1="15.6cm" svg:x2="10.6cm" svg:y2="18.8cm">
          <text:p/>
        </draw:line>
        <draw:frame draw:style-name="gr9" draw:text-style-name="P9" draw:layer="layout" svg:width="1.984cm" svg:height="0.725cm" svg:x="9.8cm" svg:y="16.1cm">
          <draw:text-box>
            <text:p><text:span text:style-name="T10">(merge)</text:span></text:p>
          </draw:text-box>
        </draw:frame>
        <draw:line draw:style-name="gr8" draw:text-style-name="P7" draw:layer="layout" svg:x1="16.8cm" svg:y1="15.6cm" svg:x2="17.7cm" svg:y2="18.8cm">
          <text:p/>
        </draw:line>
        <draw:frame draw:style-name="gr9" draw:text-style-name="P9" draw:layer="layout" svg:width="1.984cm" svg:height="0.725cm" svg:x="15.2cm" svg:y="16.1cm">
          <draw:text-box>
            <text:p><text:span text:style-name="T10">(merge)</text:span></text:p>
          </draw:text-box>
        </draw:frame>
        <draw:frame draw:style-name="gr10" draw:text-style-name="P19" draw:layer="layout" svg:width="9.269cm" svg:height="0.725cm" svg:x="5.3cm" svg:y="10.7cm">
          <draw:text-box>
            <text:p text:style-name="P15"><text:span text:style-name="T14">(new features and bug features – new version)</text:span></text:p>
          </draw:text-box>
        </draw:frame>
        <draw:frame draw:style-name="gr10" draw:text-style-name="P20" draw:layer="layout" svg:width="9.269cm" svg:height="0.725cm" svg:x="18.801cm" svg:y="16.501cm">
          <draw:text-box>
            <text:p text:style-name="P17"><text:span text:style-name="T14">(new features and bug features – new version)</text:span></text:p>
          </draw:text-box>
        </draw:frame>
        <draw:line draw:style-name="gr8" draw:text-style-name="P7" draw:layer="layout" svg:x1="9.7cm" svg:y1="15.6cm" svg:x2="11.2cm" svg:y2="11.6cm">
          <text:p/>
        </draw:line>
        <draw:frame draw:style-name="gr9" draw:text-style-name="P9" draw:layer="layout" svg:width="1.984cm" svg:height="0.725cm" svg:x="10.9cm" svg:y="12.1cm">
          <draw:text-box>
            <text:p><text:span text:style-name="T10">(merge)</text:span></text:p>
          </draw:text-box>
        </draw:frame>
      </draw:page>
      <draw:page draw:name="page2" draw:style-name="dp1" draw:master-page-name="Default">
        <draw:frame draw:style-name="gr1" draw:text-style-name="P21" draw:layer="layout" svg:width="26.5cm" svg:height="7.5cm" svg:x="1.5cm" svg:y="1.4cm">
          <draw:text-box>
            <text:p><text:span text:style-name="T17">Rules in DirSynch project for SVN repository:</text:span></text:p>
            <text:p>- New development will be made on <text:span text:style-name="T17">trunk</text:span></text:p>
            <text:p>- Each release receive a <text:span text:style-name="T18">tag</text:span>. For example, version 1.6 will receive the tag "<text:span text:style-name="T18">v1_6</text:span>".</text:p>
            <text:p>- If there is the need to fix a bug in a specific version, a branch will be created from the tag point. For example: if there is the need to fix a bug in version 1.6, we create the branch "branch1_6", fix the bug and then release the version 1.6.1, with the tag "<text:span text:style-name="T18">v1_6_1</text:span>" in the branch. Each release in the branch will be merged to the <text:span text:style-name="T17">trunk</text:span> just after the release.</text:p>
            <text:p>- If there is the plan to a major refactoring, it can be done in a branch if there is the possibility that it can not be included in the next release.</text:p>
          </draw:text-box>
        </draw:frame>
        <draw:line draw:style-name="gr2" draw:text-style-name="P3" xml:id="id6" draw:id="id6" draw:layer="layout" svg:x1="2cm" svg:y1="14.3cm" svg:x2="27.5cm" svg:y2="14.3cm">
          <text:p/>
        </draw:line>
        <draw:frame draw:style-name="gr7" draw:text-style-name="P4" draw:layer="layout" svg:width="1.912cm" svg:height="0.962cm" svg:x="2.5cm" svg:y="14.346cm">
          <draw:text-box>
            <text:p><text:span text:style-name="T7">trunk</text:span></text:p>
          </draw:text-box>
        </draw:frame>
        <draw:custom-shape draw:style-name="gr4" draw:text-style-name="P6" draw:layer="layout" svg:width="3cm" svg:height="0.999cm" svg:x="3.9cm" svg:y="15.801cm">
          <text:p text:style-name="P5"><text:span text:style-name="T8">v1_6</text:span></text:p>
          <draw:enhanced-geometry svg:viewBox="0 0 21600 21600" draw:mirror-horizontal="false" draw:type="line-callout-1" draw:modifiers="-13221.9926691103 -34257.6 -1806.59780073309 11988"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line draw:style-name="gr5" draw:text-style-name="P7" xml:id="id7" draw:id="id7" draw:layer="layout" svg:x1="4cm" svg:y1="12.1cm" svg:x2="14cm" svg:y2="12.1cm">
          <text:p/>
        </draw:line>
        <draw:connector draw:style-name="gr6" draw:text-style-name="P7" draw:layer="layout" draw:type="line" svg:x1="2cm" svg:y1="14.3cm" svg:x2="4cm" svg:y2="12.1cm" draw:start-shape="id6" draw:start-glue-point="3" draw:end-shape="id7" draw:end-glue-point="3" svg:d="M2000 14300l2000-2200" svg:viewBox="0 0 2001 2201">
          <text:p/>
        </draw:connector>
        <draw:custom-shape draw:style-name="gr4" draw:text-style-name="P6" draw:layer="layout" svg:width="3cm" svg:height="0.999cm" svg:x="11.1cm" svg:y="9.701cm">
          <text:p text:style-name="P5"><text:span text:style-name="T8">v1_6_1</text:span></text:p>
          <draw:enhanced-geometry svg:viewBox="0 0 21600 21600" draw:mirror-horizontal="false" draw:type="line-callout-1" draw:modifiers="-8025.32489170277 52272 -1806.59780073309 11988"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style-name="gr7" draw:text-style-name="P8" draw:layer="layout" svg:width="4.412cm" svg:height="0.962cm" svg:x="4.088cm" svg:y="12.146cm">
          <draw:text-box>
            <text:p><text:span text:style-name="T9">branch1_6</text:span></text:p>
          </draw:text-box>
        </draw:frame>
        <draw:line draw:style-name="gr8" draw:text-style-name="P7" draw:layer="layout" svg:x1="10cm" svg:y1="12.1cm" svg:x2="10.5cm" svg:y2="14.1cm">
          <text:p/>
        </draw:line>
        <draw:frame draw:style-name="gr9" draw:text-style-name="P9" draw:layer="layout" svg:width="1.984cm" svg:height="0.725cm" svg:x="10.1cm" svg:y="12.6cm">
          <draw:text-box>
            <text:p><text:span text:style-name="T10">(merge)</text:span></text:p>
          </draw:text-box>
        </draw:frame>
        <draw:custom-shape draw:style-name="gr4" draw:text-style-name="P6" draw:layer="layout" svg:width="3cm" svg:height="0.999cm" svg:x="14.5cm" svg:y="15.7cm">
          <text:p text:style-name="P5"><text:span text:style-name="T8">v1_7</text:span></text:p>
          <draw:enhanced-geometry svg:viewBox="0 0 21600 21600" draw:mirror-horizontal="false" draw:type="line-callout-1" draw:modifiers="-5779.67344218594 -31017.6 -1806.59780073309 11988"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style-name="gr10" draw:text-style-name="P10" draw:layer="layout" svg:width="2.034cm" svg:height="0.725cm" svg:x="6.4cm" svg:y="11.301cm">
          <draw:text-box>
            <text:p><text:span text:style-name="T11">(bug fix)</text:span></text:p>
          </draw:text-box>
        </draw:frame>
        <draw:frame draw:style-name="gr11" draw:text-style-name="P11" draw:layer="layout" svg:width="3.216cm" svg:height="0.725cm" svg:x="7.516cm" svg:y="14.379cm">
          <draw:text-box>
            <text:p><text:span text:style-name="T12">(new features)</text:span></text:p>
          </draw:text-box>
        </draw:frame>
        <draw:line draw:style-name="gr12" draw:text-style-name="P7" xml:id="id8" draw:id="id8" draw:layer="layout" svg:x1="3.5cm" svg:y1="17.801cm" svg:x2="24.5cm" svg:y2="17.9cm">
          <text:p/>
        </draw:line>
        <draw:connector draw:style-name="gr13" draw:text-style-name="P7" draw:layer="layout" draw:type="line" svg:x1="2cm" svg:y1="14.3cm" svg:x2="3.5cm" svg:y2="17.85cm" draw:start-shape="id6" draw:start-glue-point="3" draw:end-shape="id8" draw:end-glue-point="3" svg:d="M2000 14300l1500 3550" svg:viewBox="0 0 1501 3551">
          <text:p/>
        </draw:connector>
        <draw:frame draw:style-name="gr21" draw:text-style-name="P22" draw:layer="layout" svg:width="5.412cm" svg:height="1.657cm" svg:x="3.588cm" svg:y="17.847cm">
          <draw:text-box>
            <text:p><text:span text:style-name="T15">branch_issue654</text:span></text:p>
          </draw:text-box>
        </draw:frame>
        <draw:frame draw:style-name="gr14" draw:text-style-name="P12" draw:layer="layout" svg:width="2.788cm" svg:height="0.725cm" svg:x="9.7cm" svg:y="17.002cm">
          <draw:text-box>
            <text:p><text:span text:style-name="T13">(refactoring)</text:span></text:p>
          </draw:text-box>
        </draw:frame>
        <draw:line draw:style-name="gr8" draw:text-style-name="P7" draw:layer="layout" svg:x1="19cm" svg:y1="17.9cm" svg:x2="20cm" svg:y2="14.4cm">
          <text:p/>
        </draw:line>
        <draw:frame draw:style-name="gr9" draw:text-style-name="P9" draw:layer="layout" svg:width="1.984cm" svg:height="0.725cm" svg:x="19.5cm" svg:y="15.6cm">
          <draw:text-box>
            <text:p><text:span text:style-name="T10">(merge)</text:span></text:p>
          </draw:text-box>
        </draw:frame>
        <draw:frame draw:style-name="gr15" draw:text-style-name="P13" draw:layer="layout" svg:width="2.915cm" svg:height="0.725cm" svg:x="25.8cm" svg:y="1.12cm">
          <draw:text-box>
            <text:p><text:span text:style-name="T14">(13/12/2018)</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000000"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pt" fo:country="BR"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18pt" style:language-asian="zxx" style:country-asian="none" style:font-style-asian="normal" style:font-weight-asian="normal" style:font-name-complex="Tahoma"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09-04-16T11:32:18.87</meta:creation-date>
    <meta:editing-duration>PT33M5S</meta:editing-duration>
    <meta:editing-cycles>7</meta:editing-cycles>
    <meta:generator>LibreOffice/7.0.5.2$Windows_X86_64 LibreOffice_project/64390860c6cd0aca4beafafcfd84613dd9dfb63a</meta:generator>
    <dc:date>2021-07-20T16:32:12.170000000</dc:date>
    <meta:document-statistic meta:object-count="56"/>
  </office:meta>
</office:document-meta>
</file>